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16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3.2307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3.0591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9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FreeSerif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Electricity Cost</text:p>
          </table:table-cell>
          <table:table-cell office:value-type="string" calcext:value-type="string">
            <text:p><text:s/>$0.12 per kWh ( 1w = 1/1000 kw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ater Cost</text:p>
          </table:table-cell>
          <table:table-cell office:value-type="string" calcext:value-type="string">
            <text:p><text:s/>$2.52 per 748 gall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 Bulb</text:p>
          </table:table-cell>
          <table:table-cell office:value-type="string" calcext:value-type="string">
            <text:p><text:s/>60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h exhaust fan</text:p>
          </table:table-cell>
          <table:table-cell office:value-type="string" calcext:value-type="string">
            <text:p>30w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VAC </text:p>
          </table:table-cell>
          <table:table-cell office:value-type="string" calcext:value-type="string">
            <text:p><text:s/>3500w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frigerator </text:p>
          </table:table-cell>
          <table:table-cell office:value-type="string" calcext:value-type="string">
            <text:p><text:s/>150w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icrowave </text:p>
          </table:table-cell>
          <table:table-cell office:value-type="string" calcext:value-type="string">
            <text:p>100w</text:p>
          </table:table-cell>
          <table:table-cell office:value-type="string" calcext:value-type="string">
            <text:p>M – F : 20 min/day</text:p>
          </table:table-cell>
          <table:table-cell office:value-type="string" calcext:value-type="string">
            <text:p>S – S : 30 min/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Water Heater</text:p>
          </table:table-cell>
          <table:table-cell office:value-type="string" calcext:value-type="string">
            <text:p>4500w</text:p>
          </table:table-cell>
          <table:table-cell table:number-columns-repeated="2"/>
          <table:table-cell office:value-type="string" calcext:value-type="string">
            <text:p>4 minutes to heat 1 gallon of 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3500 watts</text:p>
          </table:table-cell>
          <table:table-cell office:value-type="string" calcext:value-type="string">
            <text:p>M – F : 15 min/day</text:p>
          </table:table-cell>
          <table:table-cell office:value-type="string" calcext:value-type="string">
            <text:p>S – S : 30 min/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4000 watts</text:p>
          </table:table-cell>
          <table:table-cell office:value-type="string" calcext:value-type="string">
            <text:p>M – F : 45 min/day</text:p>
          </table:table-cell>
          <table:table-cell office:value-type="string" calcext:value-type="string">
            <text:p>S – S : 60 min/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 Room TV</text:p>
          </table:table-cell>
          <table:table-cell office:value-type="string" calcext:value-type="string">
            <text:p>636 watts</text:p>
          </table:table-cell>
          <table:table-cell office:value-type="string" calcext:value-type="string">
            <text:p>M – F : 4 hrs/day</text:p>
          </table:table-cell>
          <table:table-cell office:value-type="string" calcext:value-type="string">
            <text:p>S – S : 8 hrs/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room TV</text:p>
          </table:table-cell>
          <table:table-cell office:value-type="string" calcext:value-type="string">
            <text:p>100 watts</text:p>
          </table:table-cell>
          <table:table-cell office:value-type="string" calcext:value-type="string">
            <text:p>M – F : 2 hrs/day</text:p>
          </table:table-cell>
          <table:table-cell office:value-type="string" calcext:value-type="string">
            <text:p>S – S : 4 hrs/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s</text:p>
          </table:table-cell>
          <table:table-cell/>
          <table:table-cell office:value-type="string" calcext:value-type="string">
            <text:p>M – F : 2 showers and 2 baths per day</text:p>
          </table:table-cell>
          <table:table-cell office:value-type="string" calcext:value-type="string">
            <text:p>S – S : 3 showers and 3 baths per day</text:p>
          </table:table-cell>
          <table:table-cell office:value-type="string" calcext:value-type="string">
            <text:p>Shower – 25 gallons of water used (65% hot water <text:s/>35% cold water) </text:p>
          </table:table-cell>
          <table:table-cell office:value-type="string" calcext:value-type="string">
            <text:p>Bath – 30 gallons of water used (65% hot water</text:p>
          </table:table-cell>
          <table:table-cell office:value-type="string" calcext:value-type="string">
            <text:p><text:s/>35% cold water)</text:p>
          </table:table-cell>
        </table:table-row>
        <table:table-row table:style-name="ro1">
          <table:table-cell office:value-type="string" calcext:value-type="string">
            <text:p>Dishwasher</text:p>
          </table:table-cell>
          <table:table-cell office:value-type="string" calcext:value-type="string">
            <text:p>1800 watts</text:p>
          </table:table-cell>
          <table:table-cell office:value-type="string" calcext:value-type="string">
            <text:p>6 gallons of hot water per load</text:p>
          </table:table-cell>
          <table:table-cell office:value-type="string" calcext:value-type="string">
            <text:p>Runs 45 min per load</text:p>
          </table:table-cell>
          <table:table-cell office:value-type="string" calcext:value-type="string">
            <text:p>4 loads of dishes per wee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othes Washer</text:p>
          </table:table-cell>
          <table:table-cell office:value-type="string" calcext:value-type="string">
            <text:p>500 watts</text:p>
          </table:table-cell>
          <table:table-cell office:value-type="string" calcext:value-type="string">
            <text:p>20 gallons of water (85% hot water</text:p>
          </table:table-cell>
          <table:table-cell office:value-type="string" calcext:value-type="string">
            <text:p><text:s/>15% cold water) per load</text:p>
          </table:table-cell>
          <table:table-cell office:value-type="string" calcext:value-type="string">
            <text:p>Runs 30 min per load</text:p>
          </table:table-cell>
          <table:table-cell office:value-type="string" calcext:value-type="string">
            <text:p>4 loads of clothes per week</text:p>
          </table:table-cell>
          <table:table-cell/>
        </table:table-row>
        <table:table-row table:style-name="ro1">
          <table:table-cell office:value-type="string" calcext:value-type="string">
            <text:p>Clothes Dryer</text:p>
          </table:table-cell>
          <table:table-cell office:value-type="string" calcext:value-type="string">
            <text:p>3000 watts</text:p>
          </table:table-cell>
          <table:table-cell office:value-type="string" calcext:value-type="string">
            <text:p>Runs 30 min per load</text:p>
          </table:table-cell>
          <table:table-cell office:value-type="string" calcext:value-type="string">
            <text:p>4 loads of clothes per we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lts wake at 5AM</text:p>
          </table:table-cell>
          <table:table-cell office:value-type="string" calcext:value-type="string">
            <text:p><text:s/>go to bed at 10:30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wake at 6AM</text:p>
          </table:table-cell>
          <table:table-cell office:value-type="string" calcext:value-type="string">
            <text:p><text:s/>go to bed at 8:30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ults leave for work at 7:30AM</text:p>
          </table:table-cell>
          <table:table-cell office:value-type="string" calcext:value-type="string">
            <text:p><text:s/>return home at 5:30P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ids leave for school at 7:30AM</text:p>
          </table:table-cell>
          <table:table-cell office:value-type="string" calcext:value-type="string">
            <text:p><text:s/>return home at 4PM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sunday events</text:p>
          </table:table-cell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ce22"/>
        <table:table-row table:style-name="ro2" table:number-rows-repeated="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9" office:value-type="string" calcext:value-type="string" table:number-columns-spanned="14" table:number-rows-spanned="1">
            <text:p>raw events</text:p>
          </table:table-cell>
          <table:covered-table-cell table:number-columns-repeated="12" table:style-name="ce15"/>
          <table:covered-table-cell table:style-name="ce2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saturday</text:p>
          </table:table-cell>
          <table:covered-table-cell/>
          <table:table-cell table:style-name="ce17" office:value-type="string" calcext:value-type="string" table:number-columns-spanned="2" table:number-rows-spanned="1">
            <text:p>sunday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monday</text:p>
          </table:table-cell>
          <table:covered-table-cell/>
          <table:table-cell table:style-name="ce20" office:value-type="string" calcext:value-type="string" table:number-columns-spanned="2" table:number-rows-spanned="1">
            <text:p>tuesday</text:p>
          </table:table-cell>
          <table:covered-table-cell/>
          <table:table-cell table:style-name="ce20" office:value-type="string" calcext:value-type="string" table:number-columns-spanned="2" table:number-rows-spanned="1">
            <text:p>wednesday</text:p>
          </table:table-cell>
          <table:covered-table-cell/>
          <table:table-cell table:style-name="ce20" office:value-type="string" calcext:value-type="string" table:number-columns-spanned="2" table:number-rows-spanned="1">
            <text:p>thursday</text:p>
          </table:table-cell>
          <table:covered-table-cell/>
          <table:table-cell table:style-name="ce24" office:value-type="string" calcext:value-type="string" table:number-columns-spanned="2" table:number-rows-spanned="1">
            <text:p>friday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oor open</text:p>
          </table:table-cell>
          <table:table-cell office:value-type="string" calcext:value-type="string">
            <text:p>32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32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</table:table-row>
        <table:table-row table:style-name="ro2"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t Water Heater on</text:p>
          </table:table-cell>
          <table:table-cell/>
          <table:table-cell office:value-type="string" calcext:value-type="string">
            <text:p>Hot Water Heater on</text:p>
          </table:table-cell>
          <table:table-cell/>
          <table:table-cell office:value-type="string" calcext:value-type="string">
            <text:p>Hot Water Heater on</text:p>
          </table:table-cell>
          <table:table-cell/>
          <table:table-cell office:value-type="string" calcext:value-type="string">
            <text:p>Hot Water Heater on</text:p>
          </table:table-cell>
          <table:table-cell/>
          <table:table-cell office:value-type="string" calcext:value-type="string">
            <text:p>Hot Water Heater on</text:p>
          </table:table-cell>
          <table:table-cell/>
          <table:table-cell office:value-type="string" calcext:value-type="string">
            <text:p>Hot Water Heater on</text:p>
          </table:table-cell>
          <table:table-cell/>
          <table:table-cell office:value-type="string" calcext:value-type="string">
            <text:p>Hot Water Heater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shwasher on</text:p>
          </table:table-cell>
          <table:table-cell office:value-type="string" calcext:value-type="string">
            <text:p>45_minutes</text:p>
          </table:table-cell>
          <table:table-cell office:value-type="string" calcext:value-type="string">
            <text:p>Dishwasher on</text:p>
          </table:table-cell>
          <table:table-cell office:value-type="string" calcext:value-type="string">
            <text:p>45_minutes</text:p>
          </table:table-cell>
          <table:table-cell office:value-type="string" calcext:value-type="string">
            <text:p>Dishwasher on</text:p>
          </table:table-cell>
          <table:table-cell office:value-type="string" calcext:value-type="string">
            <text:p>45_minutes</text:p>
          </table:table-cell>
          <table:table-cell office:value-type="string" calcext:value-type="string">
            <text:p>Dishwasher on</text:p>
          </table:table-cell>
          <table:table-cell office:value-type="string" calcext:value-type="string">
            <text:p>45_minut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hes Washer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Clothes Washer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Clothes Washer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Clothes Washer on</text:p>
          </table:table-cell>
          <table:table-cell office:value-type="string" calcext:value-type="string">
            <text:p>30_minut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hes Dryer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Clothes Dryer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Clothes Dryer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Clothes Dryer on</text:p>
          </table:table-cell>
          <table:table-cell office:value-type="string" calcext:value-type="string">
            <text:p>30_minut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frigerator</text:p>
          </table:table-cell>
          <table:table-cell office:value-type="string" calcext:value-type="string">
            <text:p>1440_minute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1440_minute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1440_minute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1440_minute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1440_minute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1440_minute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1440_minutes</text:p>
          </table:table-cell>
        </table:table-row>
        <table:table-row table:style-name="ro2">
          <table:table-cell/>
          <table:table-cell office:value-type="string" calcext:value-type="string">
            <text:p>Microwave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Microwave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Microwave on</text:p>
          </table:table-cell>
          <table:table-cell office:value-type="string" calcext:value-type="string">
            <text:p>20_minutes</text:p>
          </table:table-cell>
          <table:table-cell office:value-type="string" calcext:value-type="string">
            <text:p>Microwave on</text:p>
          </table:table-cell>
          <table:table-cell office:value-type="string" calcext:value-type="string">
            <text:p>20_minutes</text:p>
          </table:table-cell>
          <table:table-cell office:value-type="string" calcext:value-type="string">
            <text:p>Microwave on</text:p>
          </table:table-cell>
          <table:table-cell office:value-type="string" calcext:value-type="string">
            <text:p>20_minutes</text:p>
          </table:table-cell>
          <table:table-cell office:value-type="string" calcext:value-type="string">
            <text:p>Microwave on</text:p>
          </table:table-cell>
          <table:table-cell office:value-type="string" calcext:value-type="string">
            <text:p>20_minutes</text:p>
          </table:table-cell>
          <table:table-cell office:value-type="string" calcext:value-type="string">
            <text:p>Microwave on</text:p>
          </table:table-cell>
          <table:table-cell office:value-type="string" calcext:value-type="string">
            <text:p>20_minutes</text:p>
          </table:table-cell>
        </table:table-row>
        <table:table-row table:style-name="ro2">
          <table:table-cell/>
          <table:table-cell office:value-type="string" calcext:value-type="string">
            <text:p>Stove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Stove on</text:p>
          </table:table-cell>
          <table:table-cell office:value-type="string" calcext:value-type="string">
            <text:p>30_minutes</text:p>
          </table:table-cell>
          <table:table-cell office:value-type="string" calcext:value-type="string">
            <text:p>Stove on</text:p>
          </table:table-cell>
          <table:table-cell office:value-type="string" calcext:value-type="string">
            <text:p>15_minutes</text:p>
          </table:table-cell>
          <table:table-cell office:value-type="string" calcext:value-type="string">
            <text:p>Stove on</text:p>
          </table:table-cell>
          <table:table-cell office:value-type="string" calcext:value-type="string">
            <text:p>15_minutes</text:p>
          </table:table-cell>
          <table:table-cell office:value-type="string" calcext:value-type="string">
            <text:p>Stove on</text:p>
          </table:table-cell>
          <table:table-cell office:value-type="string" calcext:value-type="string">
            <text:p>15_minutes</text:p>
          </table:table-cell>
          <table:table-cell office:value-type="string" calcext:value-type="string">
            <text:p>Stove on</text:p>
          </table:table-cell>
          <table:table-cell office:value-type="string" calcext:value-type="string">
            <text:p>15_minutes</text:p>
          </table:table-cell>
          <table:table-cell office:value-type="string" calcext:value-type="string">
            <text:p>Stove on</text:p>
          </table:table-cell>
          <table:table-cell office:value-type="string" calcext:value-type="string">
            <text:p>15_minutes</text:p>
          </table:table-cell>
        </table:table-row>
        <table:table-row table:style-name="ro2">
          <table:table-cell/>
          <table:table-cell office:value-type="string" calcext:value-type="string">
            <text:p>Oven on</text:p>
          </table:table-cell>
          <table:table-cell office:value-type="string" calcext:value-type="string">
            <text:p>60_minutes</text:p>
          </table:table-cell>
          <table:table-cell office:value-type="string" calcext:value-type="string">
            <text:p>Oven on</text:p>
          </table:table-cell>
          <table:table-cell office:value-type="string" calcext:value-type="string">
            <text:p>60_minutes</text:p>
          </table:table-cell>
          <table:table-cell office:value-type="string" calcext:value-type="string">
            <text:p>Oven on</text:p>
          </table:table-cell>
          <table:table-cell office:value-type="string" calcext:value-type="string">
            <text:p>45_minutes</text:p>
          </table:table-cell>
          <table:table-cell office:value-type="string" calcext:value-type="string">
            <text:p>Oven on</text:p>
          </table:table-cell>
          <table:table-cell office:value-type="string" calcext:value-type="string">
            <text:p>45_minutes</text:p>
          </table:table-cell>
          <table:table-cell office:value-type="string" calcext:value-type="string">
            <text:p>Oven on</text:p>
          </table:table-cell>
          <table:table-cell office:value-type="string" calcext:value-type="string">
            <text:p>45_minutes</text:p>
          </table:table-cell>
          <table:table-cell office:value-type="string" calcext:value-type="string">
            <text:p>Oven on</text:p>
          </table:table-cell>
          <table:table-cell office:value-type="string" calcext:value-type="string">
            <text:p>45_minutes</text:p>
          </table:table-cell>
          <table:table-cell office:value-type="string" calcext:value-type="string">
            <text:p>Oven on</text:p>
          </table:table-cell>
          <table:table-cell office:value-type="string" calcext:value-type="string">
            <text:p>45_minutes</text:p>
          </table:table-cell>
        </table:table-row>
        <table:table-row table:style-name="ro2">
          <table:table-cell/>
          <table:table-cell office:value-type="string" calcext:value-type="string">
            <text:p>Living Room TV on</text:p>
          </table:table-cell>
          <table:table-cell office:value-type="string" calcext:value-type="string">
            <text:p>480_minutes</text:p>
          </table:table-cell>
          <table:table-cell office:value-type="string" calcext:value-type="string">
            <text:p>Living Room TV on</text:p>
          </table:table-cell>
          <table:table-cell office:value-type="string" calcext:value-type="string">
            <text:p>480_minutes</text:p>
          </table:table-cell>
          <table:table-cell office:value-type="string" calcext:value-type="string">
            <text:p>Living Room TV on</text:p>
          </table:table-cell>
          <table:table-cell office:value-type="string" calcext:value-type="string">
            <text:p>240_minutes</text:p>
          </table:table-cell>
          <table:table-cell office:value-type="string" calcext:value-type="string">
            <text:p>Living Room TV on</text:p>
          </table:table-cell>
          <table:table-cell office:value-type="string" calcext:value-type="string">
            <text:p>240_minutes</text:p>
          </table:table-cell>
          <table:table-cell office:value-type="string" calcext:value-type="string">
            <text:p>Living Room TV on</text:p>
          </table:table-cell>
          <table:table-cell office:value-type="string" calcext:value-type="string">
            <text:p>240_minutes</text:p>
          </table:table-cell>
          <table:table-cell office:value-type="string" calcext:value-type="string">
            <text:p>Living Room TV on</text:p>
          </table:table-cell>
          <table:table-cell office:value-type="string" calcext:value-type="string">
            <text:p>240_minutes</text:p>
          </table:table-cell>
          <table:table-cell office:value-type="string" calcext:value-type="string">
            <text:p>Living Room TV on</text:p>
          </table:table-cell>
          <table:table-cell office:value-type="string" calcext:value-type="string">
            <text:p>240_minutes</text:p>
          </table:table-cell>
        </table:table-row>
        <table:table-row table:style-name="ro2">
          <table:table-cell/>
          <table:table-cell office:value-type="string" calcext:value-type="string">
            <text:p>Bedroom TV on</text:p>
          </table:table-cell>
          <table:table-cell office:value-type="string" calcext:value-type="string">
            <text:p>240_minutes</text:p>
          </table:table-cell>
          <table:table-cell office:value-type="string" calcext:value-type="string">
            <text:p>Bedroom TV on</text:p>
          </table:table-cell>
          <table:table-cell office:value-type="string" calcext:value-type="string">
            <text:p>240_minutes</text:p>
          </table:table-cell>
          <table:table-cell office:value-type="string" calcext:value-type="string">
            <text:p>Bedroom TV on</text:p>
          </table:table-cell>
          <table:table-cell office:value-type="string" calcext:value-type="string">
            <text:p>120_minutes</text:p>
          </table:table-cell>
          <table:table-cell office:value-type="string" calcext:value-type="string">
            <text:p>Bedroom TV on</text:p>
          </table:table-cell>
          <table:table-cell office:value-type="string" calcext:value-type="string">
            <text:p>120_minutes</text:p>
          </table:table-cell>
          <table:table-cell office:value-type="string" calcext:value-type="string">
            <text:p>Bedroom TV on</text:p>
          </table:table-cell>
          <table:table-cell office:value-type="string" calcext:value-type="string">
            <text:p>120_minutes</text:p>
          </table:table-cell>
          <table:table-cell office:value-type="string" calcext:value-type="string">
            <text:p>Bedroom TV on</text:p>
          </table:table-cell>
          <table:table-cell office:value-type="string" calcext:value-type="string">
            <text:p>120_minutes</text:p>
          </table:table-cell>
          <table:table-cell office:value-type="string" calcext:value-type="string">
            <text:p>Bedroom TV on</text:p>
          </table:table-cell>
          <table:table-cell office:value-type="string" calcext:value-type="string">
            <text:p>120_minutes</text:p>
          </table:table-cell>
        </table:table-row>
        <table:table-row table:style-name="ro2">
          <table:table-cell/>
          <table:table-cell office:value-type="string" calcext:value-type="string">
            <text:p>Shower</text:p>
          </table:table-cell>
          <table:table-cell office:value-type="string" calcext:value-type="string">
            <text:p>3_times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3_times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2_times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2_times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2_times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2_times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2_times</text:p>
          </table:table-cell>
        </table:table-row>
        <table:table-row table:style-name="ro2">
          <table:table-cell/>
          <table:table-cell table:style-name="ce12" office:value-type="string" calcext:value-type="string">
            <text:p>Bath</text:p>
          </table:table-cell>
          <table:table-cell table:style-name="ce16" office:value-type="string" calcext:value-type="string">
            <text:p>3_times</text:p>
          </table:table-cell>
          <table:table-cell table:style-name="ce16" office:value-type="string" calcext:value-type="string">
            <text:p>Bath</text:p>
          </table:table-cell>
          <table:table-cell table:style-name="ce16" office:value-type="string" calcext:value-type="string">
            <text:p>3_times</text:p>
          </table:table-cell>
          <table:table-cell table:style-name="ce16" office:value-type="string" calcext:value-type="string">
            <text:p>Bath</text:p>
          </table:table-cell>
          <table:table-cell table:style-name="ce16" office:value-type="string" calcext:value-type="string">
            <text:p>2_times</text:p>
          </table:table-cell>
          <table:table-cell table:style-name="ce16" office:value-type="string" calcext:value-type="string">
            <text:p>Bath</text:p>
          </table:table-cell>
          <table:table-cell table:style-name="ce16" office:value-type="string" calcext:value-type="string">
            <text:p>2_times</text:p>
          </table:table-cell>
          <table:table-cell table:style-name="ce16" office:value-type="string" calcext:value-type="string">
            <text:p>Bath</text:p>
          </table:table-cell>
          <table:table-cell table:style-name="ce16" office:value-type="string" calcext:value-type="string">
            <text:p>2_times</text:p>
          </table:table-cell>
          <table:table-cell table:style-name="ce16" office:value-type="string" calcext:value-type="string">
            <text:p>Bath</text:p>
          </table:table-cell>
          <table:table-cell table:style-name="ce16" office:value-type="string" calcext:value-type="string">
            <text:p>2_times</text:p>
          </table:table-cell>
          <table:table-cell table:style-name="ce16" office:value-type="string" calcext:value-type="string">
            <text:p>Bath</text:p>
          </table:table-cell>
          <table:table-cell table:style-name="ce23" office:value-type="string" calcext:value-type="string">
            <text:p>2_times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13"/>
          <table:table-cell table:style-name="ce15" table:number-columns-repeated="3"/>
          <table:table-cell table:style-name="ce15" office:value-type="string" calcext:value-type="string">
            <text:p>gallons_hot</text:p>
          </table:table-cell>
          <table:table-cell table:style-name="ce15" table:number-columns-repeated="3"/>
          <table:table-cell table:style-name="ce21"/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Hot Water Heater</text:p>
          </table:table-cell>
          <table:table-cell table:number-columns-repeated="7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o 4 minutes to heat 1 gallon of water</text:p>
          </table:table-cell>
          <table:table-cell table:number-columns-repeated="7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 table:number-columns-repeated="9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Baths</text:p>
          </table:table-cell>
          <table:table-cell table:number-columns-repeated="5"/>
          <table:table-cell office:value-type="string" calcext:value-type="string">
            <text:p>M-f</text:p>
          </table:table-cell>
          <table:table-cell/>
          <table:table-cell table:style-name="ce22" office:value-type="string" calcext:value-type="string">
            <text:p>S-s</text:p>
          </table:table-cell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o Shower – 25 gallons of water used (65% hot water, 35% cold water)</text:p>
          </table:table-cell>
          <table:table-cell table:number-columns-repeated="3"/>
          <table:table-cell table:formula="of:=65/100*25" office:value-type="float" office:value="16.25" calcext:value-type="float">
            <text:p>16.25</text:p>
          </table:table-cell>
          <table:table-cell/>
          <table:table-cell table:formula="of:=65/100*25*2" office:value-type="float" office:value="32.5" calcext:value-type="float">
            <text:p>32.5</text:p>
          </table:table-cell>
          <table:table-cell/>
          <table:table-cell table:style-name="ce22" table:formula="of:=65/100*25*3" office:value-type="float" office:value="48.75" calcext:value-type="float">
            <text:p>48.75</text:p>
          </table:table-cell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o Bath – 30 gallons of water used (65% hot water, 35% cold water)</text:p>
          </table:table-cell>
          <table:table-cell table:number-columns-repeated="3"/>
          <table:table-cell table:formula="of:=65/100*30" office:value-type="float" office:value="19.5" calcext:value-type="float">
            <text:p>19.5</text:p>
          </table:table-cell>
          <table:table-cell/>
          <table:table-cell table:formula="of:=65/100*30*2" office:value-type="float" office:value="39" calcext:value-type="float">
            <text:p>39</text:p>
          </table:table-cell>
          <table:table-cell/>
          <table:table-cell table:style-name="ce22" table:formula="of:=65/100*30*3" office:value-type="float" office:value="58.5" calcext:value-type="float">
            <text:p>58.5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9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Dishwasher</text:p>
          </table:table-cell>
          <table:table-cell table:number-columns-repeated="7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o 6 gallons of hot water per loa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 table:number-columns-repeated="9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/>
          <table:table-cell office:value-type="string" calcext:value-type="string">
            <text:p>Clothes Washer</text:p>
          </table:table-cell>
          <table:table-cell table:number-columns-repeated="7"/>
          <table:table-cell table:style-name="ce22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2" office:value-type="string" calcext:value-type="string">
            <text:p>o 20 gallons of water (85% hot water, 15% cold water) per load</text:p>
          </table:table-cell>
          <table:table-cell table:style-name="ce16" table:number-columns-repeated="3"/>
          <table:table-cell table:style-name="ce16" table:formula="of:=85/100*20" office:value-type="float" office:value="17" calcext:value-type="float">
            <text:p>17</text:p>
          </table:table-cell>
          <table:table-cell table:style-name="ce16" table:number-columns-repeated="3"/>
          <table:table-cell table:style-name="ce23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3 months = 12 weekly events</text:p>
          </table:table-cell>
          <table:table-cell table:number-columns-repeated="12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9" office:value-type="string" calcext:value-type="string" table:number-columns-spanned="14" table:number-rows-spanned="1">
            <text:p>events factoring hot water</text:p>
          </table:table-cell>
          <table:covered-table-cell table:number-columns-repeated="12" table:style-name="ce15"/>
          <table:covered-table-cell table:style-name="ce2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saturday</text:p>
          </table:table-cell>
          <table:covered-table-cell/>
          <table:table-cell table:style-name="ce17" office:value-type="string" calcext:value-type="string" table:number-columns-spanned="2" table:number-rows-spanned="1">
            <text:p>sunday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monday</text:p>
          </table:table-cell>
          <table:covered-table-cell/>
          <table:table-cell table:style-name="ce20" office:value-type="string" calcext:value-type="string" table:number-columns-spanned="2" table:number-rows-spanned="1">
            <text:p>tuesday</text:p>
          </table:table-cell>
          <table:covered-table-cell/>
          <table:table-cell table:style-name="ce20" office:value-type="string" calcext:value-type="string" table:number-columns-spanned="2" table:number-rows-spanned="1">
            <text:p>wednesday</text:p>
          </table:table-cell>
          <table:covered-table-cell/>
          <table:table-cell table:style-name="ce20" office:value-type="string" calcext:value-type="string" table:number-columns-spanned="2" table:number-rows-spanned="1">
            <text:p>thursday</text:p>
          </table:table-cell>
          <table:covered-table-cell/>
          <table:table-cell table:style-name="ce24" office:value-type="string" calcext:value-type="string" table:number-columns-spanned="2" table:number-rows-spanned="1">
            <text:p>friday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shower_hot</text:p>
          </table:table-cell>
          <table:table-cell office:value-type="string" calcext:value-type="string">
            <text:p>48.75_gallons</text:p>
          </table:table-cell>
          <table:table-cell office:value-type="string" calcext:value-type="string">
            <text:p>shower_hot</text:p>
          </table:table-cell>
          <table:table-cell office:value-type="string" calcext:value-type="string">
            <text:p>48.75_gallons</text:p>
          </table:table-cell>
          <table:table-cell office:value-type="string" calcext:value-type="string">
            <text:p>shower_hot</text:p>
          </table:table-cell>
          <table:table-cell office:value-type="string" calcext:value-type="string">
            <text:p>32.5_gallons</text:p>
          </table:table-cell>
          <table:table-cell office:value-type="string" calcext:value-type="string">
            <text:p>shower_hot</text:p>
          </table:table-cell>
          <table:table-cell office:value-type="string" calcext:value-type="string">
            <text:p>32.5_gallons</text:p>
          </table:table-cell>
          <table:table-cell office:value-type="string" calcext:value-type="string">
            <text:p>shower_hot</text:p>
          </table:table-cell>
          <table:table-cell office:value-type="string" calcext:value-type="string">
            <text:p>32.5_gallons</text:p>
          </table:table-cell>
          <table:table-cell office:value-type="string" calcext:value-type="string">
            <text:p>shower_hot</text:p>
          </table:table-cell>
          <table:table-cell office:value-type="string" calcext:value-type="string">
            <text:p>32.5_gallons</text:p>
          </table:table-cell>
          <table:table-cell office:value-type="string" calcext:value-type="string">
            <text:p>shower_hot</text:p>
          </table:table-cell>
          <table:table-cell office:value-type="string" calcext:value-type="string">
            <text:p>32.5_gallons</text:p>
          </table:table-cell>
        </table:table-row>
        <table:table-row table:style-name="ro2">
          <table:table-cell/>
          <table:table-cell office:value-type="string" calcext:value-type="string">
            <text:p>bath_hot</text:p>
          </table:table-cell>
          <table:table-cell office:value-type="string" calcext:value-type="string">
            <text:p>58.5_gallons</text:p>
          </table:table-cell>
          <table:table-cell office:value-type="string" calcext:value-type="string">
            <text:p>bath_hot</text:p>
          </table:table-cell>
          <table:table-cell office:value-type="string" calcext:value-type="string">
            <text:p>58.5_gallons</text:p>
          </table:table-cell>
          <table:table-cell office:value-type="string" calcext:value-type="string">
            <text:p>bath_hot</text:p>
          </table:table-cell>
          <table:table-cell office:value-type="string" calcext:value-type="string">
            <text:p>39_gallons</text:p>
          </table:table-cell>
          <table:table-cell office:value-type="string" calcext:value-type="string">
            <text:p>bath_hot</text:p>
          </table:table-cell>
          <table:table-cell office:value-type="string" calcext:value-type="string">
            <text:p>39_gallons</text:p>
          </table:table-cell>
          <table:table-cell office:value-type="string" calcext:value-type="string">
            <text:p>bath_hot</text:p>
          </table:table-cell>
          <table:table-cell office:value-type="string" calcext:value-type="string">
            <text:p>39_gallons</text:p>
          </table:table-cell>
          <table:table-cell office:value-type="string" calcext:value-type="string">
            <text:p>bath_hot</text:p>
          </table:table-cell>
          <table:table-cell office:value-type="string" calcext:value-type="string">
            <text:p>39_gallons</text:p>
          </table:table-cell>
          <table:table-cell office:value-type="string" calcext:value-type="string">
            <text:p>bath_hot</text:p>
          </table:table-cell>
          <table:table-cell office:value-type="string" calcext:value-type="string">
            <text:p>39_gallons</text:p>
          </table:table-cell>
        </table:table-row>
        <table:table-row table:style-name="ro2">
          <table:table-cell/>
          <table:table-cell office:value-type="string" calcext:value-type="string">
            <text:p>dishwasher_hot</text:p>
          </table:table-cell>
          <table:table-cell office:value-type="string" calcext:value-type="string">
            <text:p>6_gallons</text:p>
          </table:table-cell>
          <table:table-cell office:value-type="string" calcext:value-type="string">
            <text:p>dishwasher_hot</text:p>
          </table:table-cell>
          <table:table-cell office:value-type="string" calcext:value-type="string">
            <text:p>6_gallons</text:p>
          </table:table-cell>
          <table:table-cell office:value-type="string" calcext:value-type="string">
            <text:p>dishwasher_hot</text:p>
          </table:table-cell>
          <table:table-cell office:value-type="string" calcext:value-type="string">
            <text:p>6_gallons</text:p>
          </table:table-cell>
          <table:table-cell office:value-type="string" calcext:value-type="string">
            <text:p>dishwasher_hot</text:p>
          </table:table-cell>
          <table:table-cell office:value-type="string" calcext:value-type="string">
            <text:p>6_gallon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hes_washer_hot</text:p>
          </table:table-cell>
          <table:table-cell office:value-type="string" calcext:value-type="string">
            <text:p>17_gallons</text:p>
          </table:table-cell>
          <table:table-cell office:value-type="string" calcext:value-type="string">
            <text:p>clothes_washer_hot</text:p>
          </table:table-cell>
          <table:table-cell office:value-type="string" calcext:value-type="string">
            <text:p>17_gallons</text:p>
          </table:table-cell>
          <table:table-cell office:value-type="string" calcext:value-type="string">
            <text:p>clothes_washer_hot</text:p>
          </table:table-cell>
          <table:table-cell office:value-type="string" calcext:value-type="string">
            <text:p>17_gallons</text:p>
          </table:table-cell>
          <table:table-cell office:value-type="string" calcext:value-type="string">
            <text:p>clothes_washer_hot</text:p>
          </table:table-cell>
          <table:table-cell office:value-type="string" calcext:value-type="string">
            <text:p>17_gallon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_hot_gallons</text:p>
          </table:table-cell>
          <table:table-cell table:formula="of:=48.75+58.5+6+17" office:value-type="float" office:value="130.25" calcext:value-type="float">
            <text:p>130.25</text:p>
          </table:table-cell>
          <table:table-cell/>
          <table:table-cell table:formula="of:=48.75+58.5+6+17" office:value-type="float" office:value="130.25" calcext:value-type="float">
            <text:p>130.25</text:p>
          </table:table-cell>
          <table:table-cell/>
          <table:table-cell table:formula="of:=32.5+39+6+17" office:value-type="float" office:value="94.5" calcext:value-type="float">
            <text:p>94.5</text:p>
          </table:table-cell>
          <table:table-cell/>
          <table:table-cell table:formula="of:=32.5+39+6+17" office:value-type="float" office:value="94.5" calcext:value-type="float">
            <text:p>94.5</text:p>
          </table:table-cell>
          <table:table-cell/>
          <table:table-cell table:formula="of:=32.5+39" office:value-type="float" office:value="71.5" calcext:value-type="float">
            <text:p>71.5</text:p>
          </table:table-cell>
          <table:table-cell/>
          <table:table-cell table:formula="of:=32.5+39" office:value-type="float" office:value="71.5" calcext:value-type="float">
            <text:p>71.5</text:p>
          </table:table-cell>
          <table:table-cell/>
          <table:table-cell table:formula="of:=32.5+39" office:value-type="float" office:value="71.5" calcext:value-type="float">
            <text:p>71.5</text:p>
          </table:table-cell>
        </table:table-row>
        <table:table-row table:style-name="ro2">
          <table:table-cell/>
          <table:table-cell table:style-name="ce12" office:value-type="string" calcext:value-type="string">
            <text:p>total_hot_minutes</text:p>
          </table:table-cell>
          <table:table-cell table:style-name="ce16" table:formula="of:=[.C45]*4" office:value-type="float" office:value="521" calcext:value-type="float">
            <text:p>521</text:p>
          </table:table-cell>
          <table:table-cell table:style-name="ce16"/>
          <table:table-cell table:style-name="ce16" table:formula="of:=[.E45]*4" office:value-type="float" office:value="521" calcext:value-type="float">
            <text:p>521</text:p>
          </table:table-cell>
          <table:table-cell table:style-name="ce16"/>
          <table:table-cell table:style-name="ce16" table:formula="of:=[.G45]*4" office:value-type="float" office:value="378" calcext:value-type="float">
            <text:p>378</text:p>
          </table:table-cell>
          <table:table-cell table:style-name="ce16"/>
          <table:table-cell table:style-name="ce16" table:formula="of:=[.I45]*4" office:value-type="float" office:value="378" calcext:value-type="float">
            <text:p>378</text:p>
          </table:table-cell>
          <table:table-cell table:style-name="ce16"/>
          <table:table-cell table:style-name="ce16" table:formula="of:=[.K45]*4" office:value-type="float" office:value="286" calcext:value-type="float">
            <text:p>286</text:p>
          </table:table-cell>
          <table:table-cell table:style-name="ce16"/>
          <table:table-cell table:style-name="ce16" table:formula="of:=[.M45]*4" office:value-type="float" office:value="286" calcext:value-type="float">
            <text:p>286</text:p>
          </table:table-cell>
          <table:table-cell table:style-name="ce16"/>
          <table:table-cell table:style-name="ce23" table:formula="of:=[.O45]*4" office:value-type="float" office:value="286" calcext:value-type="float">
            <text:p>286</text:p>
          </table:table-cell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9" office:value-type="string" calcext:value-type="string" table:number-columns-spanned="14" table:number-rows-spanned="1">
            <text:p>gallons</text:p>
          </table:table-cell>
          <table:covered-table-cell table:number-columns-repeated="12" table:style-name="ce15"/>
          <table:covered-table-cell table:style-name="ce2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saturday</text:p>
          </table:table-cell>
          <table:covered-table-cell/>
          <table:table-cell table:style-name="ce17" office:value-type="string" calcext:value-type="string" table:number-columns-spanned="2" table:number-rows-spanned="1">
            <text:p>sunday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monday</text:p>
          </table:table-cell>
          <table:covered-table-cell/>
          <table:table-cell table:style-name="ce20" office:value-type="string" calcext:value-type="string" table:number-columns-spanned="2" table:number-rows-spanned="1">
            <text:p>tuesday</text:p>
          </table:table-cell>
          <table:covered-table-cell/>
          <table:table-cell table:style-name="ce20" office:value-type="string" calcext:value-type="string" table:number-columns-spanned="2" table:number-rows-spanned="1">
            <text:p>wednesday</text:p>
          </table:table-cell>
          <table:covered-table-cell/>
          <table:table-cell table:style-name="ce20" office:value-type="string" calcext:value-type="string" table:number-columns-spanned="2" table:number-rows-spanned="1">
            <text:p>thursday</text:p>
          </table:table-cell>
          <table:covered-table-cell/>
          <table:table-cell table:style-name="ce24" office:value-type="string" calcext:value-type="string" table:number-columns-spanned="2" table:number-rows-spanned="1">
            <text:p>friday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ishwasher 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hwasher 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hwasher 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hwasher on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hes Washer 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es Washer 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es Washer 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es Washer on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hower</text:p>
          </table:table-cell>
          <table:table-cell table:formula="of:=25*3" office:value-type="float" office:value="75" calcext:value-type="float">
            <text:p>75</text:p>
          </table:table-cell>
          <table:table-cell office:value-type="string" calcext:value-type="string">
            <text:p>Shower</text:p>
          </table:table-cell>
          <table:table-cell table:formula="of:=25*3" office:value-type="float" office:value="75" calcext:value-type="float">
            <text:p>75</text:p>
          </table:table-cell>
          <table:table-cell office:value-type="string" calcext:value-type="string">
            <text:p>Shower</text:p>
          </table:table-cell>
          <table:table-cell table:formula="of:=25*2" office:value-type="float" office:value="50" calcext:value-type="float">
            <text:p>50</text:p>
          </table:table-cell>
          <table:table-cell office:value-type="string" calcext:value-type="string">
            <text:p>Shower</text:p>
          </table:table-cell>
          <table:table-cell table:formula="of:=25*2" office:value-type="float" office:value="50" calcext:value-type="float">
            <text:p>50</text:p>
          </table:table-cell>
          <table:table-cell office:value-type="string" calcext:value-type="string">
            <text:p>Shower</text:p>
          </table:table-cell>
          <table:table-cell table:formula="of:=25*2" office:value-type="float" office:value="50" calcext:value-type="float">
            <text:p>50</text:p>
          </table:table-cell>
          <table:table-cell office:value-type="string" calcext:value-type="string">
            <text:p>Shower</text:p>
          </table:table-cell>
          <table:table-cell table:formula="of:=25*2" office:value-type="float" office:value="50" calcext:value-type="float">
            <text:p>50</text:p>
          </table:table-cell>
          <table:table-cell office:value-type="string" calcext:value-type="string">
            <text:p>Shower</text:p>
          </table:table-cell>
          <table:table-cell table:formula="of:=25*2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12" office:value-type="string" calcext:value-type="string">
            <text:p>Bath</text:p>
          </table:table-cell>
          <table:table-cell table:style-name="ce16" table:formula="of:=30*3" office:value-type="float" office:value="90" calcext:value-type="float">
            <text:p>90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30*3" office:value-type="float" office:value="90" calcext:value-type="float">
            <text:p>90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30*2" office:value-type="float" office:value="60" calcext:value-type="float">
            <text:p>60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30*2" office:value-type="float" office:value="60" calcext:value-type="float">
            <text:p>60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30*2" office:value-type="float" office:value="60" calcext:value-type="float">
            <text:p>60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30*2" office:value-type="float" office:value="60" calcext:value-type="float">
            <text:p>60</text:p>
          </table:table-cell>
          <table:table-cell table:style-name="ce16" office:value-type="string" calcext:value-type="string">
            <text:p>Bath</text:p>
          </table:table-cell>
          <table:table-cell table:style-name="ce23" table:formula="of:=30*2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9" office:value-type="string" calcext:value-type="string" table:number-columns-spanned="14" table:number-rows-spanned="1">
            <text:p>water cost</text:p>
          </table:table-cell>
          <table:covered-table-cell table:number-columns-repeated="12" table:style-name="ce15"/>
          <table:covered-table-cell table:style-name="ce2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saturday</text:p>
          </table:table-cell>
          <table:covered-table-cell/>
          <table:table-cell table:style-name="ce17" office:value-type="string" calcext:value-type="string" table:number-columns-spanned="2" table:number-rows-spanned="1">
            <text:p>sunday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monday</text:p>
          </table:table-cell>
          <table:covered-table-cell/>
          <table:table-cell table:style-name="ce20" office:value-type="string" calcext:value-type="string" table:number-columns-spanned="2" table:number-rows-spanned="1">
            <text:p>tuesday</text:p>
          </table:table-cell>
          <table:covered-table-cell/>
          <table:table-cell table:style-name="ce20" office:value-type="string" calcext:value-type="string" table:number-columns-spanned="2" table:number-rows-spanned="1">
            <text:p>wednesday</text:p>
          </table:table-cell>
          <table:covered-table-cell/>
          <table:table-cell table:style-name="ce20" office:value-type="string" calcext:value-type="string" table:number-columns-spanned="2" table:number-rows-spanned="1">
            <text:p>thursday</text:p>
          </table:table-cell>
          <table:covered-table-cell/>
          <table:table-cell table:style-name="ce24" office:value-type="string" calcext:value-type="string" table:number-columns-spanned="2" table:number-rows-spanned="1">
            <text:p>friday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ishwasher on</text:p>
          </table:table-cell>
          <table:table-cell table:formula="of:=[.C50]/748*2.52" office:value-type="float" office:value="0.0202139037433155" calcext:value-type="float">
            <text:p>0.0202139037433155</text:p>
          </table:table-cell>
          <table:table-cell office:value-type="string" calcext:value-type="string">
            <text:p>Dishwasher on</text:p>
          </table:table-cell>
          <table:table-cell table:formula="of:=[.E50]/748*2.52" office:value-type="float" office:value="0.0202139037433155" calcext:value-type="float">
            <text:p>0.0202139037433155</text:p>
          </table:table-cell>
          <table:table-cell office:value-type="string" calcext:value-type="string">
            <text:p>Dishwasher on</text:p>
          </table:table-cell>
          <table:table-cell table:formula="of:=[.G50]/748*2.52" office:value-type="float" office:value="0.0202139037433155" calcext:value-type="float">
            <text:p>0.0202139037433155</text:p>
          </table:table-cell>
          <table:table-cell office:value-type="string" calcext:value-type="string">
            <text:p>Dishwasher on</text:p>
          </table:table-cell>
          <table:table-cell table:formula="of:=[.I50]/748*2.52" office:value-type="float" office:value="0.0202139037433155" calcext:value-type="float">
            <text:p>0.020213903743315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hes Washer on</text:p>
          </table:table-cell>
          <table:table-cell table:formula="of:=[.C51]/748*2.52" office:value-type="float" office:value="0.067379679144385" calcext:value-type="float">
            <text:p>0.067379679144385</text:p>
          </table:table-cell>
          <table:table-cell office:value-type="string" calcext:value-type="string">
            <text:p>Clothes Washer on</text:p>
          </table:table-cell>
          <table:table-cell table:formula="of:=[.E51]/748*2.52" office:value-type="float" office:value="0.067379679144385" calcext:value-type="float">
            <text:p>0.067379679144385</text:p>
          </table:table-cell>
          <table:table-cell office:value-type="string" calcext:value-type="string">
            <text:p>Clothes Washer on</text:p>
          </table:table-cell>
          <table:table-cell table:formula="of:=[.G51]/748*2.52" office:value-type="float" office:value="0.067379679144385" calcext:value-type="float">
            <text:p>0.067379679144385</text:p>
          </table:table-cell>
          <table:table-cell office:value-type="string" calcext:value-type="string">
            <text:p>Clothes Washer on</text:p>
          </table:table-cell>
          <table:table-cell table:formula="of:=[.I51]/748*2.52" office:value-type="float" office:value="0.067379679144385" calcext:value-type="float">
            <text:p>0.06737967914438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hower</text:p>
          </table:table-cell>
          <table:table-cell table:formula="of:=[.C52]/748*2.52" office:value-type="float" office:value="0.252673796791444" calcext:value-type="float">
            <text:p>0.252673796791444</text:p>
          </table:table-cell>
          <table:table-cell office:value-type="string" calcext:value-type="string">
            <text:p>Shower</text:p>
          </table:table-cell>
          <table:table-cell table:formula="of:=[.E52]/748*2.52" office:value-type="float" office:value="0.252673796791444" calcext:value-type="float">
            <text:p>0.252673796791444</text:p>
          </table:table-cell>
          <table:table-cell office:value-type="string" calcext:value-type="string">
            <text:p>Shower</text:p>
          </table:table-cell>
          <table:table-cell table:formula="of:=[.G52]/748*2.52" office:value-type="float" office:value="0.168449197860963" calcext:value-type="float">
            <text:p>0.168449197860963</text:p>
          </table:table-cell>
          <table:table-cell office:value-type="string" calcext:value-type="string">
            <text:p>Shower</text:p>
          </table:table-cell>
          <table:table-cell table:formula="of:=[.I52]/748*2.52" office:value-type="float" office:value="0.168449197860963" calcext:value-type="float">
            <text:p>0.168449197860963</text:p>
          </table:table-cell>
          <table:table-cell office:value-type="string" calcext:value-type="string">
            <text:p>Shower</text:p>
          </table:table-cell>
          <table:table-cell table:formula="of:=[.K52]/748*2.52" office:value-type="float" office:value="0.168449197860963" calcext:value-type="float">
            <text:p>0.168449197860963</text:p>
          </table:table-cell>
          <table:table-cell office:value-type="string" calcext:value-type="string">
            <text:p>Shower</text:p>
          </table:table-cell>
          <table:table-cell table:formula="of:=[.M52]/748*2.52" office:value-type="float" office:value="0.168449197860963" calcext:value-type="float">
            <text:p>0.168449197860963</text:p>
          </table:table-cell>
          <table:table-cell office:value-type="string" calcext:value-type="string">
            <text:p>Shower</text:p>
          </table:table-cell>
          <table:table-cell table:formula="of:=[.O52]/748*2.52" office:value-type="float" office:value="0.168449197860963" calcext:value-type="float">
            <text:p>0.168449197860963</text:p>
          </table:table-cell>
        </table:table-row>
        <table:table-row table:style-name="ro2">
          <table:table-cell/>
          <table:table-cell table:style-name="ce12" office:value-type="string" calcext:value-type="string">
            <text:p>Bath</text:p>
          </table:table-cell>
          <table:table-cell table:style-name="ce16" table:formula="of:=[.C53]/748*2.52" office:value-type="float" office:value="0.303208556149733" calcext:value-type="float">
            <text:p>0.303208556149733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[.E53]/748*2.52" office:value-type="float" office:value="0.303208556149733" calcext:value-type="float">
            <text:p>0.303208556149733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[.G53]/748*2.52" office:value-type="float" office:value="0.202139037433155" calcext:value-type="float">
            <text:p>0.202139037433155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[.I53]/748*2.52" office:value-type="float" office:value="0.202139037433155" calcext:value-type="float">
            <text:p>0.202139037433155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[.K53]/748*2.52" office:value-type="float" office:value="0.202139037433155" calcext:value-type="float">
            <text:p>0.202139037433155</text:p>
          </table:table-cell>
          <table:table-cell table:style-name="ce16" office:value-type="string" calcext:value-type="string">
            <text:p>Bath</text:p>
          </table:table-cell>
          <table:table-cell table:style-name="ce16" table:formula="of:=[.M53]/748*2.52" office:value-type="float" office:value="0.202139037433155" calcext:value-type="float">
            <text:p>0.202139037433155</text:p>
          </table:table-cell>
          <table:table-cell table:style-name="ce16" office:value-type="string" calcext:value-type="string">
            <text:p>Bath</text:p>
          </table:table-cell>
          <table:table-cell table:style-name="ce23" table:formula="of:=[.O53]/748*2.52" office:value-type="float" office:value="0.202139037433155" calcext:value-type="float">
            <text:p>0.202139037433155</text:p>
          </table:table-cell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kWh = watts * (duration_minutes / 60) / 1000 </text:p>
          </table:table-cell>
          <table:covered-table-cell table:number-columns-repeated="2"/>
          <table:table-cell table:style-name="ce19" office:value-type="string" calcext:value-type="string">
            <text:p>cost = (kWh * 0.12)</text:p>
          </table:table-cell>
          <table:table-cell table:number-columns-repeated="9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9" office:value-type="string" calcext:value-type="string" table:number-columns-spanned="14" table:number-rows-spanned="1">
            <text:p>electricity usage</text:p>
          </table:table-cell>
          <table:covered-table-cell table:number-columns-repeated="12" table:style-name="ce15"/>
          <table:covered-table-cell table:style-name="ce2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saturday</text:p>
          </table:table-cell>
          <table:covered-table-cell/>
          <table:table-cell table:style-name="ce17" office:value-type="string" calcext:value-type="string" table:number-columns-spanned="2" table:number-rows-spanned="1">
            <text:p>sunday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monday</text:p>
          </table:table-cell>
          <table:covered-table-cell/>
          <table:table-cell table:style-name="ce20" office:value-type="string" calcext:value-type="string" table:number-columns-spanned="2" table:number-rows-spanned="1">
            <text:p>tuesday</text:p>
          </table:table-cell>
          <table:covered-table-cell/>
          <table:table-cell table:style-name="ce20" office:value-type="string" calcext:value-type="string" table:number-columns-spanned="2" table:number-rows-spanned="1">
            <text:p>wednesday</text:p>
          </table:table-cell>
          <table:covered-table-cell/>
          <table:table-cell table:style-name="ce20" office:value-type="string" calcext:value-type="string" table:number-columns-spanned="2" table:number-rows-spanned="1">
            <text:p>thursday</text:p>
          </table:table-cell>
          <table:covered-table-cell/>
          <table:table-cell table:style-name="ce24" office:value-type="string" calcext:value-type="string" table:number-columns-spanned="2" table:number-rows-spanned="1">
            <text:p>friday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oor open</text:p>
          </table:table-cell>
          <table:table-cell office:value-type="string" calcext:value-type="string">
            <text:p>32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32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</table:table-row>
        <table:table-row table:style-name="ro2"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t Water Heater o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Hot Water Heater o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Hot Water Heater on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ot Water Heater on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ot Water Heater 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ot Water Heater 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ot Water Heater on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/>
          <table:table-cell office:value-type="string" calcext:value-type="string">
            <text:p>Dishwasher 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shwasher 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shwasher 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shwasher on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hes Washer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thes Washer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thes Washer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thes Washer on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hes Dryer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thes Dryer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thes Dryer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thes Dryer on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frigerato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efrigerato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efrigerato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efrigerato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efrigerato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efrigerato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efrigerator</text:p>
          </table:table-cell>
          <table:table-cell office:value-type="float" office:value="1440" calcext:value-type="float">
            <text:p>1440</text:p>
          </table:table-cell>
        </table:table-row>
        <table:table-row table:style-name="ro2">
          <table:table-cell/>
          <table:table-cell office:value-type="string" calcext:value-type="string">
            <text:p>Microwave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crowave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crowave 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rowave 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rowave 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rowave 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rowave o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Stove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ove 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ove 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ove 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ove 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ove 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ove 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Oven 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n 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n 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ven 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ven 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ven 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ven on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string" calcext:value-type="string">
            <text:p>Living Room TV o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iving Room TV o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iving Room TV 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iving Room TV 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iving Room TV 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iving Room TV 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iving Room TV on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/>
          <table:table-cell office:value-type="string" calcext:value-type="string">
            <text:p>Bedroom TV 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edroom TV 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edroom TV 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droom TV 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droom TV 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droom TV 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droom TV on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12"/>
          <table:table-cell table:style-name="ce16" table:number-columns-repeated="12"/>
          <table:table-cell table:style-name="ce23"/>
        </table:table-row>
        <table:table-row table:style-name="ro2" table:number-rows-repeated="2">
          <table:table-cell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/>
          <table:table-cell table:style-name="ce9" office:value-type="string" calcext:value-type="string" table:number-columns-spanned="14" table:number-rows-spanned="1">
            <text:p>electricity cost</text:p>
          </table:table-cell>
          <table:covered-table-cell table:number-columns-repeated="12" table:style-name="ce15"/>
          <table:covered-table-cell table:style-name="ce2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saturday</text:p>
          </table:table-cell>
          <table:covered-table-cell/>
          <table:table-cell table:style-name="ce17" office:value-type="string" calcext:value-type="string" table:number-columns-spanned="2" table:number-rows-spanned="1">
            <text:p>sunday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monday</text:p>
          </table:table-cell>
          <table:covered-table-cell/>
          <table:table-cell table:style-name="ce20" office:value-type="string" calcext:value-type="string" table:number-columns-spanned="2" table:number-rows-spanned="1">
            <text:p>tuesday</text:p>
          </table:table-cell>
          <table:covered-table-cell/>
          <table:table-cell table:style-name="ce20" office:value-type="string" calcext:value-type="string" table:number-columns-spanned="2" table:number-rows-spanned="1">
            <text:p>wednesday</text:p>
          </table:table-cell>
          <table:covered-table-cell/>
          <table:table-cell table:style-name="ce20" office:value-type="string" calcext:value-type="string" table:number-columns-spanned="2" table:number-rows-spanned="1">
            <text:p>thursday</text:p>
          </table:table-cell>
          <table:covered-table-cell/>
          <table:table-cell table:style-name="ce24" office:value-type="string" calcext:value-type="string" table:number-columns-spanned="2" table:number-rows-spanned="1">
            <text:p>friday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oor open</text:p>
          </table:table-cell>
          <table:table-cell office:value-type="string" calcext:value-type="string">
            <text:p>32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32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16_times</text:p>
          </table:table-cell>
        </table:table-row>
        <table:table-row table:style-name="ro2"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  <table:table-cell office:value-type="string" calcext:value-type="string">
            <text:p>Lights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  <table:table-cell office:value-type="string" calcext:value-type="string">
            <text:p>Fans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  <table:table-cell office:value-type="string" calcext:value-type="string">
            <text:p>HVAC 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t Water Heater on</text:p>
          </table:table-cell>
          <table:table-cell table:formula="of:=([.C70]/60/1000)*0.12" office:value-type="float" office:value="0.001042" calcext:value-type="float">
            <text:p>0.001042</text:p>
          </table:table-cell>
          <table:table-cell office:value-type="string" calcext:value-type="string">
            <text:p>Hot Water Heater on</text:p>
          </table:table-cell>
          <table:table-cell table:formula="of:=([.E70]/60/1000)*0.12" office:value-type="float" office:value="0.001042" calcext:value-type="float">
            <text:p>0.001042</text:p>
          </table:table-cell>
          <table:table-cell office:value-type="string" calcext:value-type="string">
            <text:p>Hot Water Heater on</text:p>
          </table:table-cell>
          <table:table-cell table:formula="of:=([.G70]/60/1000)*0.12" office:value-type="float" office:value="0.000756" calcext:value-type="float">
            <text:p>0.000756</text:p>
          </table:table-cell>
          <table:table-cell office:value-type="string" calcext:value-type="string">
            <text:p>Hot Water Heater on</text:p>
          </table:table-cell>
          <table:table-cell table:formula="of:=([.I70]/60/1000)*0.12" office:value-type="float" office:value="0.000756" calcext:value-type="float">
            <text:p>0.000756</text:p>
          </table:table-cell>
          <table:table-cell office:value-type="string" calcext:value-type="string">
            <text:p>Hot Water Heater on</text:p>
          </table:table-cell>
          <table:table-cell table:formula="of:=([.K70]/60/1000)*0.12" office:value-type="float" office:value="0.000572" calcext:value-type="float">
            <text:p>0.000572</text:p>
          </table:table-cell>
          <table:table-cell office:value-type="string" calcext:value-type="string">
            <text:p>Hot Water Heater on</text:p>
          </table:table-cell>
          <table:table-cell table:formula="of:=([.M70]/60/1000)*0.12" office:value-type="float" office:value="0.000572" calcext:value-type="float">
            <text:p>0.000572</text:p>
          </table:table-cell>
          <table:table-cell office:value-type="string" calcext:value-type="string">
            <text:p>Hot Water Heater on</text:p>
          </table:table-cell>
          <table:table-cell table:formula="of:=([.O70]/60/1000)*0.12" office:value-type="float" office:value="0.000572" calcext:value-type="float">
            <text:p>0.000572</text:p>
          </table:table-cell>
        </table:table-row>
        <table:table-row table:style-name="ro2">
          <table:table-cell/>
          <table:table-cell office:value-type="string" calcext:value-type="string">
            <text:p>Dishwasher on</text:p>
          </table:table-cell>
          <table:table-cell table:formula="of:=([.C71]/60/1000)*0.12" office:value-type="float" office:value="0.00009" calcext:value-type="float">
            <text:p>0.00009</text:p>
          </table:table-cell>
          <table:table-cell office:value-type="string" calcext:value-type="string">
            <text:p>Dishwasher on</text:p>
          </table:table-cell>
          <table:table-cell table:formula="of:=([.E71]/60/1000)*0.12" office:value-type="float" office:value="0.00009" calcext:value-type="float">
            <text:p>0.00009</text:p>
          </table:table-cell>
          <table:table-cell office:value-type="string" calcext:value-type="string">
            <text:p>Dishwasher on</text:p>
          </table:table-cell>
          <table:table-cell table:formula="of:=([.G71]/60/1000)*0.12" office:value-type="float" office:value="0.00009" calcext:value-type="float">
            <text:p>0.00009</text:p>
          </table:table-cell>
          <table:table-cell office:value-type="string" calcext:value-type="string">
            <text:p>Dishwasher on</text:p>
          </table:table-cell>
          <table:table-cell table:formula="of:=([.I71]/60/1000)*0.12" office:value-type="float" office:value="0.00009" calcext:value-type="float">
            <text:p>0.00009</text:p>
          </table:table-cell>
          <table:table-cell/>
          <table:table-cell table:formula="of:=([.K71]/60/1000)*0.12" office:value-type="float" office:value="0" calcext:value-type="float">
            <text:p>0</text:p>
          </table:table-cell>
          <table:table-cell/>
          <table:table-cell table:formula="of:=([.M71]/60/1000)*0.12" office:value-type="float" office:value="0" calcext:value-type="float">
            <text:p>0</text:p>
          </table:table-cell>
          <table:table-cell/>
          <table:table-cell table:formula="of:=([.O71]/60/1000)*0.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lothes Washer on</text:p>
          </table:table-cell>
          <table:table-cell table:formula="of:=([.C72]/60/1000)*0.12" office:value-type="float" office:value="0.00006" calcext:value-type="float">
            <text:p>0.00006</text:p>
          </table:table-cell>
          <table:table-cell office:value-type="string" calcext:value-type="string">
            <text:p>Clothes Washer on</text:p>
          </table:table-cell>
          <table:table-cell table:formula="of:=([.E72]/60/1000)*0.12" office:value-type="float" office:value="0.00006" calcext:value-type="float">
            <text:p>0.00006</text:p>
          </table:table-cell>
          <table:table-cell office:value-type="string" calcext:value-type="string">
            <text:p>Clothes Washer on</text:p>
          </table:table-cell>
          <table:table-cell table:formula="of:=([.G72]/60/1000)*0.12" office:value-type="float" office:value="0.00006" calcext:value-type="float">
            <text:p>0.00006</text:p>
          </table:table-cell>
          <table:table-cell office:value-type="string" calcext:value-type="string">
            <text:p>Clothes Washer on</text:p>
          </table:table-cell>
          <table:table-cell table:formula="of:=([.I72]/60/1000)*0.12" office:value-type="float" office:value="0.00006" calcext:value-type="float">
            <text:p>0.00006</text:p>
          </table:table-cell>
          <table:table-cell/>
          <table:table-cell table:formula="of:=([.K72]/60/1000)*0.12" office:value-type="float" office:value="0" calcext:value-type="float">
            <text:p>0</text:p>
          </table:table-cell>
          <table:table-cell/>
          <table:table-cell table:formula="of:=([.M72]/60/1000)*0.12" office:value-type="float" office:value="0" calcext:value-type="float">
            <text:p>0</text:p>
          </table:table-cell>
          <table:table-cell/>
          <table:table-cell table:formula="of:=([.O72]/60/1000)*0.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lothes Dryer on</text:p>
          </table:table-cell>
          <table:table-cell table:formula="of:=([.C73]/60/1000)*0.12" office:value-type="float" office:value="0.00006" calcext:value-type="float">
            <text:p>0.00006</text:p>
          </table:table-cell>
          <table:table-cell office:value-type="string" calcext:value-type="string">
            <text:p>Clothes Dryer on</text:p>
          </table:table-cell>
          <table:table-cell table:formula="of:=([.E73]/60/1000)*0.12" office:value-type="float" office:value="0.00006" calcext:value-type="float">
            <text:p>0.00006</text:p>
          </table:table-cell>
          <table:table-cell office:value-type="string" calcext:value-type="string">
            <text:p>Clothes Dryer on</text:p>
          </table:table-cell>
          <table:table-cell table:formula="of:=([.G73]/60/1000)*0.12" office:value-type="float" office:value="0.00006" calcext:value-type="float">
            <text:p>0.00006</text:p>
          </table:table-cell>
          <table:table-cell office:value-type="string" calcext:value-type="string">
            <text:p>Clothes Dryer on</text:p>
          </table:table-cell>
          <table:table-cell table:formula="of:=([.I73]/60/1000)*0.12" office:value-type="float" office:value="0.00006" calcext:value-type="float">
            <text:p>0.00006</text:p>
          </table:table-cell>
          <table:table-cell/>
          <table:table-cell table:formula="of:=([.K73]/60/1000)*0.12" office:value-type="float" office:value="0" calcext:value-type="float">
            <text:p>0</text:p>
          </table:table-cell>
          <table:table-cell/>
          <table:table-cell table:formula="of:=([.M73]/60/1000)*0.12" office:value-type="float" office:value="0" calcext:value-type="float">
            <text:p>0</text:p>
          </table:table-cell>
          <table:table-cell/>
          <table:table-cell table:formula="of:=([.O73]/60/1000)*0.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efrigerator</text:p>
          </table:table-cell>
          <table:table-cell table:formula="of:=([.C74]/60/1000)*0.12" office:value-type="float" office:value="0.00288" calcext:value-type="float">
            <text:p>0.00288</text:p>
          </table:table-cell>
          <table:table-cell office:value-type="string" calcext:value-type="string">
            <text:p>Refrigerator</text:p>
          </table:table-cell>
          <table:table-cell table:formula="of:=([.E74]/60/1000)*0.12" office:value-type="float" office:value="0.00288" calcext:value-type="float">
            <text:p>0.00288</text:p>
          </table:table-cell>
          <table:table-cell office:value-type="string" calcext:value-type="string">
            <text:p>Refrigerator</text:p>
          </table:table-cell>
          <table:table-cell table:formula="of:=([.G74]/60/1000)*0.12" office:value-type="float" office:value="0.00288" calcext:value-type="float">
            <text:p>0.00288</text:p>
          </table:table-cell>
          <table:table-cell office:value-type="string" calcext:value-type="string">
            <text:p>Refrigerator</text:p>
          </table:table-cell>
          <table:table-cell table:formula="of:=([.I74]/60/1000)*0.12" office:value-type="float" office:value="0.00288" calcext:value-type="float">
            <text:p>0.00288</text:p>
          </table:table-cell>
          <table:table-cell office:value-type="string" calcext:value-type="string">
            <text:p>Refrigerator</text:p>
          </table:table-cell>
          <table:table-cell table:formula="of:=([.K74]/60/1000)*0.12" office:value-type="float" office:value="0.00288" calcext:value-type="float">
            <text:p>0.00288</text:p>
          </table:table-cell>
          <table:table-cell office:value-type="string" calcext:value-type="string">
            <text:p>Refrigerator</text:p>
          </table:table-cell>
          <table:table-cell table:formula="of:=([.M74]/60/1000)*0.12" office:value-type="float" office:value="0.00288" calcext:value-type="float">
            <text:p>0.00288</text:p>
          </table:table-cell>
          <table:table-cell office:value-type="string" calcext:value-type="string">
            <text:p>Refrigerator</text:p>
          </table:table-cell>
          <table:table-cell table:formula="of:=([.O74]/60/1000)*0.12" office:value-type="float" office:value="0.00288" calcext:value-type="float">
            <text:p>0.00288</text:p>
          </table:table-cell>
        </table:table-row>
        <table:table-row table:style-name="ro2">
          <table:table-cell/>
          <table:table-cell office:value-type="string" calcext:value-type="string">
            <text:p>Microwave on</text:p>
          </table:table-cell>
          <table:table-cell table:formula="of:=([.C75]/60/1000)*0.12" office:value-type="float" office:value="0.00006" calcext:value-type="float">
            <text:p>0.00006</text:p>
          </table:table-cell>
          <table:table-cell office:value-type="string" calcext:value-type="string">
            <text:p>Microwave on</text:p>
          </table:table-cell>
          <table:table-cell table:formula="of:=([.E75]/60/1000)*0.12" office:value-type="float" office:value="0.00006" calcext:value-type="float">
            <text:p>0.00006</text:p>
          </table:table-cell>
          <table:table-cell office:value-type="string" calcext:value-type="string">
            <text:p>Microwave on</text:p>
          </table:table-cell>
          <table:table-cell table:formula="of:=([.G75]/60/1000)*0.12" office:value-type="float" office:value="0.00004" calcext:value-type="float">
            <text:p>0.00004</text:p>
          </table:table-cell>
          <table:table-cell office:value-type="string" calcext:value-type="string">
            <text:p>Microwave on</text:p>
          </table:table-cell>
          <table:table-cell table:formula="of:=([.I75]/60/1000)*0.12" office:value-type="float" office:value="0.00004" calcext:value-type="float">
            <text:p>0.00004</text:p>
          </table:table-cell>
          <table:table-cell office:value-type="string" calcext:value-type="string">
            <text:p>Microwave on</text:p>
          </table:table-cell>
          <table:table-cell table:formula="of:=([.K75]/60/1000)*0.12" office:value-type="float" office:value="0.00004" calcext:value-type="float">
            <text:p>0.00004</text:p>
          </table:table-cell>
          <table:table-cell office:value-type="string" calcext:value-type="string">
            <text:p>Microwave on</text:p>
          </table:table-cell>
          <table:table-cell table:formula="of:=([.M75]/60/1000)*0.12" office:value-type="float" office:value="0.00004" calcext:value-type="float">
            <text:p>0.00004</text:p>
          </table:table-cell>
          <table:table-cell office:value-type="string" calcext:value-type="string">
            <text:p>Microwave on</text:p>
          </table:table-cell>
          <table:table-cell table:formula="of:=([.O75]/60/1000)*0.12" office:value-type="float" office:value="0.00004" calcext:value-type="float">
            <text:p>0.00004</text:p>
          </table:table-cell>
        </table:table-row>
        <table:table-row table:style-name="ro2">
          <table:table-cell/>
          <table:table-cell office:value-type="string" calcext:value-type="string">
            <text:p>Stove on</text:p>
          </table:table-cell>
          <table:table-cell table:formula="of:=([.C76]/60/1000)*0.12" office:value-type="float" office:value="0.00006" calcext:value-type="float">
            <text:p>0.00006</text:p>
          </table:table-cell>
          <table:table-cell office:value-type="string" calcext:value-type="string">
            <text:p>Stove on</text:p>
          </table:table-cell>
          <table:table-cell table:formula="of:=([.E76]/60/1000)*0.12" office:value-type="float" office:value="0.00006" calcext:value-type="float">
            <text:p>0.00006</text:p>
          </table:table-cell>
          <table:table-cell office:value-type="string" calcext:value-type="string">
            <text:p>Stove on</text:p>
          </table:table-cell>
          <table:table-cell table:formula="of:=([.G76]/60/1000)*0.12" office:value-type="float" office:value="0.00003" calcext:value-type="float">
            <text:p>0.00003</text:p>
          </table:table-cell>
          <table:table-cell office:value-type="string" calcext:value-type="string">
            <text:p>Stove on</text:p>
          </table:table-cell>
          <table:table-cell table:formula="of:=([.I76]/60/1000)*0.12" office:value-type="float" office:value="0.00003" calcext:value-type="float">
            <text:p>0.00003</text:p>
          </table:table-cell>
          <table:table-cell office:value-type="string" calcext:value-type="string">
            <text:p>Stove on</text:p>
          </table:table-cell>
          <table:table-cell table:formula="of:=([.K76]/60/1000)*0.12" office:value-type="float" office:value="0.00003" calcext:value-type="float">
            <text:p>0.00003</text:p>
          </table:table-cell>
          <table:table-cell office:value-type="string" calcext:value-type="string">
            <text:p>Stove on</text:p>
          </table:table-cell>
          <table:table-cell table:formula="of:=([.M76]/60/1000)*0.12" office:value-type="float" office:value="0.00003" calcext:value-type="float">
            <text:p>0.00003</text:p>
          </table:table-cell>
          <table:table-cell office:value-type="string" calcext:value-type="string">
            <text:p>Stove on</text:p>
          </table:table-cell>
          <table:table-cell table:formula="of:=([.O76]/60/1000)*0.12" office:value-type="float" office:value="0.00003" calcext:value-type="float">
            <text:p>0.00003</text:p>
          </table:table-cell>
        </table:table-row>
        <table:table-row table:style-name="ro2">
          <table:table-cell/>
          <table:table-cell office:value-type="string" calcext:value-type="string">
            <text:p>Oven on</text:p>
          </table:table-cell>
          <table:table-cell table:formula="of:=([.C77]/60/1000)*0.12" office:value-type="float" office:value="0.00012" calcext:value-type="float">
            <text:p>0.00012</text:p>
          </table:table-cell>
          <table:table-cell office:value-type="string" calcext:value-type="string">
            <text:p>Oven on</text:p>
          </table:table-cell>
          <table:table-cell table:formula="of:=([.E77]/60/1000)*0.12" office:value-type="float" office:value="0.00012" calcext:value-type="float">
            <text:p>0.00012</text:p>
          </table:table-cell>
          <table:table-cell office:value-type="string" calcext:value-type="string">
            <text:p>Oven on</text:p>
          </table:table-cell>
          <table:table-cell table:formula="of:=([.G77]/60/1000)*0.12" office:value-type="float" office:value="0.00009" calcext:value-type="float">
            <text:p>0.00009</text:p>
          </table:table-cell>
          <table:table-cell office:value-type="string" calcext:value-type="string">
            <text:p>Oven on</text:p>
          </table:table-cell>
          <table:table-cell table:formula="of:=([.I77]/60/1000)*0.12" office:value-type="float" office:value="0.00009" calcext:value-type="float">
            <text:p>0.00009</text:p>
          </table:table-cell>
          <table:table-cell office:value-type="string" calcext:value-type="string">
            <text:p>Oven on</text:p>
          </table:table-cell>
          <table:table-cell table:formula="of:=([.K77]/60/1000)*0.12" office:value-type="float" office:value="0.00009" calcext:value-type="float">
            <text:p>0.00009</text:p>
          </table:table-cell>
          <table:table-cell office:value-type="string" calcext:value-type="string">
            <text:p>Oven on</text:p>
          </table:table-cell>
          <table:table-cell table:formula="of:=([.M77]/60/1000)*0.12" office:value-type="float" office:value="0.00009" calcext:value-type="float">
            <text:p>0.00009</text:p>
          </table:table-cell>
          <table:table-cell office:value-type="string" calcext:value-type="string">
            <text:p>Oven on</text:p>
          </table:table-cell>
          <table:table-cell table:formula="of:=([.O77]/60/1000)*0.12" office:value-type="float" office:value="0.00009" calcext:value-type="float">
            <text:p>0.00009</text:p>
          </table:table-cell>
        </table:table-row>
        <table:table-row table:style-name="ro2">
          <table:table-cell/>
          <table:table-cell office:value-type="string" calcext:value-type="string">
            <text:p>Living Room TV on</text:p>
          </table:table-cell>
          <table:table-cell table:formula="of:=([.C78]/60/1000)*0.12" office:value-type="float" office:value="0.00096" calcext:value-type="float">
            <text:p>0.00096</text:p>
          </table:table-cell>
          <table:table-cell office:value-type="string" calcext:value-type="string">
            <text:p>Living Room TV on</text:p>
          </table:table-cell>
          <table:table-cell table:formula="of:=([.E78]/60/1000)*0.12" office:value-type="float" office:value="0.00096" calcext:value-type="float">
            <text:p>0.00096</text:p>
          </table:table-cell>
          <table:table-cell office:value-type="string" calcext:value-type="string">
            <text:p>Living Room TV on</text:p>
          </table:table-cell>
          <table:table-cell table:formula="of:=([.G78]/60/1000)*0.12" office:value-type="float" office:value="0.00048" calcext:value-type="float">
            <text:p>0.00048</text:p>
          </table:table-cell>
          <table:table-cell office:value-type="string" calcext:value-type="string">
            <text:p>Living Room TV on</text:p>
          </table:table-cell>
          <table:table-cell table:formula="of:=([.I78]/60/1000)*0.12" office:value-type="float" office:value="0.00048" calcext:value-type="float">
            <text:p>0.00048</text:p>
          </table:table-cell>
          <table:table-cell office:value-type="string" calcext:value-type="string">
            <text:p>Living Room TV on</text:p>
          </table:table-cell>
          <table:table-cell table:formula="of:=([.K78]/60/1000)*0.12" office:value-type="float" office:value="0.00048" calcext:value-type="float">
            <text:p>0.00048</text:p>
          </table:table-cell>
          <table:table-cell office:value-type="string" calcext:value-type="string">
            <text:p>Living Room TV on</text:p>
          </table:table-cell>
          <table:table-cell table:formula="of:=([.M78]/60/1000)*0.12" office:value-type="float" office:value="0.00048" calcext:value-type="float">
            <text:p>0.00048</text:p>
          </table:table-cell>
          <table:table-cell office:value-type="string" calcext:value-type="string">
            <text:p>Living Room TV on</text:p>
          </table:table-cell>
          <table:table-cell table:formula="of:=([.O78]/60/1000)*0.12" office:value-type="float" office:value="0.00048" calcext:value-type="float">
            <text:p>0.00048</text:p>
          </table:table-cell>
        </table:table-row>
        <table:table-row table:style-name="ro2">
          <table:table-cell/>
          <table:table-cell office:value-type="string" calcext:value-type="string">
            <text:p>Bedroom TV on</text:p>
          </table:table-cell>
          <table:table-cell table:formula="of:=([.C79]/60/1000)*0.12" office:value-type="float" office:value="0.00048" calcext:value-type="float">
            <text:p>0.00048</text:p>
          </table:table-cell>
          <table:table-cell office:value-type="string" calcext:value-type="string">
            <text:p>Bedroom TV on</text:p>
          </table:table-cell>
          <table:table-cell table:formula="of:=([.E79]/60/1000)*0.12" office:value-type="float" office:value="0.00048" calcext:value-type="float">
            <text:p>0.00048</text:p>
          </table:table-cell>
          <table:table-cell office:value-type="string" calcext:value-type="string">
            <text:p>Bedroom TV on</text:p>
          </table:table-cell>
          <table:table-cell table:formula="of:=([.G79]/60/1000)*0.12" office:value-type="float" office:value="0.00024" calcext:value-type="float">
            <text:p>0.00024</text:p>
          </table:table-cell>
          <table:table-cell office:value-type="string" calcext:value-type="string">
            <text:p>Bedroom TV on</text:p>
          </table:table-cell>
          <table:table-cell table:formula="of:=([.I79]/60/1000)*0.12" office:value-type="float" office:value="0.00024" calcext:value-type="float">
            <text:p>0.00024</text:p>
          </table:table-cell>
          <table:table-cell office:value-type="string" calcext:value-type="string">
            <text:p>Bedroom TV on</text:p>
          </table:table-cell>
          <table:table-cell table:formula="of:=([.K79]/60/1000)*0.12" office:value-type="float" office:value="0.00024" calcext:value-type="float">
            <text:p>0.00024</text:p>
          </table:table-cell>
          <table:table-cell office:value-type="string" calcext:value-type="string">
            <text:p>Bedroom TV on</text:p>
          </table:table-cell>
          <table:table-cell table:formula="of:=([.M79]/60/1000)*0.12" office:value-type="float" office:value="0.00024" calcext:value-type="float">
            <text:p>0.00024</text:p>
          </table:table-cell>
          <table:table-cell office:value-type="string" calcext:value-type="string">
            <text:p>Bedroom TV on</text:p>
          </table:table-cell>
          <table:table-cell table:formula="of:=([.O79]/60/1000)*0.12" office:value-type="float" office:value="0.00024" calcext:value-type="float">
            <text:p>0.00024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12"/>
          <table:table-cell table:style-name="ce16" table:number-columns-repeated="12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21:51:39.3139195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2:36:08.499364952</meta:creation-date>
    <dc:date>2022-03-20T23:35:07.688050871</dc:date>
    <meta:editing-duration>PT18M40S</meta:editing-duration>
    <meta:editing-cycles>3</meta:editing-cycles>
    <meta:generator>LibreOffice/7.3.1.3$Linux_X86_64 LibreOffice_project/30$Build-3</meta:generator>
    <meta:document-statistic meta:table-count="2" meta:cell-count="785" meta:object-count="0"/>
  </office:meta>
</office:document-meta>
</file>